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let cards = [];</text:p>
      <text:p text:style-name="P2"><text:span text:style-name="T1">let</text:span><text:span text:style-name="T2"> </text:span><text:span text:style-name="T3">titles</text:span><text:span text:style-name="T2"> </text:span><text:span text:style-name="T4">=</text:span><text:span text:style-name="T2"> [];</text:span></text:p>
      <text:p text:style-name="P2"><text:span text:style-name="T1">let</text:span><text:span text:style-name="T2"> </text:span><text:span text:style-name="T3">notes</text:span><text:span text:style-name="T2"> </text:span><text:span text:style-name="T4">=</text:span><text:span text:style-name="T2"> [];</text:span></text:p>
      <text:p text:style-name="P1">// let deletedCards = [];</text:p>
      <text:p text:style-name="Standard"/>
      <text:p text:style-name="P1">// load();</text:p>
      <text:p text:style-name="Standard"/>
      <text:p text:style-name="P1">// function load() {</text:p>
      <text:p text:style-name="P1">//   let notesAsText = localStorage.getItem(notes);</text:p>
      <text:p text:style-name="P1">//   let titlesAsText = localStorage.getItem(titles);</text:p>
      <text:p text:style-name="P1">//   if (notesAsText &amp;&amp; titlesAsText) {</text:p>
      <text:p text:style-name="P1">//     notes = JASON.parse(notesAsText);</text:p>
      <text:p text:style-name="P1">//     titles = JASON.parse(titlesAsText);</text:p>
      <text:p text:style-name="P1">//   }</text:p>
      <text:p text:style-name="P1">// }</text:p>
      <text:p text:style-name="Standard"/>
      <text:p text:style-name="P2"><text:span text:style-name="T5">addTitleToArrayTitles</text:span><text:span text:style-name="T2">();</text:span></text:p>
      <text:p text:style-name="P2"><text:span text:style-name="T5">addNoteToArrayNotes</text:span><text:span text:style-name="T2">();</text:span></text:p>
      <text:p text:style-name="P2"><text:span text:style-name="T5">renderCards</text:span><text:span text:style-name="T2">();</text:span></text:p>
      <text:p text:style-name="Standard"/>
      <text:p text:style-name="P2"><text:span text:style-name="T1">function</text:span><text:span text:style-name="T2"> </text:span><text:span text:style-name="T5">addTitleToArrayTitles</text:span><text:span text:style-name="T2">() {</text:span></text:p>
      <text:p text:style-name="P2"><text:span text:style-name="T2">  </text:span><text:span text:style-name="T1">let</text:span><text:span text:style-name="T2"> </text:span><text:span text:style-name="T3">titl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inputTitle"</text:span><text:span text:style-name="T2">).</text:span><text:span text:style-name="T3">value</text:span><text:span text:style-name="T2">;</text:span></text:p>
      <text:p text:style-name="P2"><text:span text:style-name="T2">  </text:span><text:span text:style-name="T3">titles</text:span><text:span text:style-name="T2">.</text:span><text:span text:style-name="T5">push</text:span><text:span text:style-name="T2">(</text:span><text:span text:style-name="T3">title</text:span><text:span text:style-name="T2">);</text:span></text:p>
      <text:p text:style-name="P2"><text:span text:style-name="T2">  </text:span><text:span text:style-name="T5">save</text:span><text:span text:style-name="T2">();</text:span></text:p>
      <text:p text:style-name="P3">}</text:p>
      <text:p text:style-name="Standard"/>
      <text:p text:style-name="P2"><text:span text:style-name="T1">function</text:span><text:span text:style-name="T2"> </text:span><text:span text:style-name="T5">addNoteToArrayNotes</text:span><text:span text:style-name="T2">() {</text:span></text:p>
      <text:p text:style-name="P2"><text:span text:style-name="T2">  </text:span><text:span text:style-name="T1">let</text:span><text:span text:style-name="T2"> </text:span><text:span text:style-name="T3">note</text:span><text:span text:style-name="T2"> </text:span><text:span text:style-name="T4">=</text:span><text:span text:style-name="T2"> </text:span><text:span text:style-name="T3">document</text:span><text:span text:style-name="T2">.</text:span><text:span text:style-name="T5">getElementById</text:span><text:span text:style-name="T2">(</text:span><text:span text:style-name="T6">"inputNote"</text:span><text:span text:style-name="T2">).</text:span><text:span text:style-name="T3">value</text:span><text:span text:style-name="T2">;</text:span></text:p>
      <text:p text:style-name="P2"><text:span text:style-name="T2">  </text:span><text:span text:style-name="T3">notes</text:span><text:span text:style-name="T2">.</text:span><text:span text:style-name="T5">push</text:span><text:span text:style-name="T2">(</text:span><text:span text:style-name="T3">note</text:span><text:span text:style-name="T2">);</text:span></text:p>
      <text:p text:style-name="P2"><text:span text:style-name="T2">  </text:span><text:span text:style-name="T5">save</text:span><text:span text:style-name="T2">();</text:span></text:p>
      <text:p text:style-name="P3">}</text:p>
      <text:p text:style-name="Standard"/>
      <text:p text:style-name="P2"><text:span text:style-name="T1">function</text:span><text:span text:style-name="T2"> </text:span><text:span text:style-name="T5">save</text:span><text:span text:style-name="T2">() {</text:span></text:p>
      <text:p text:style-name="P2"><text:span text:style-name="T2">  </text:span><text:span text:style-name="T1">let</text:span><text:span text:style-name="T2"> </text:span><text:span text:style-name="T3">not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notes</text:span><text:span text:style-name="T2">);</text:span></text:p>
      <text:p text:style-name="P2"><text:span text:style-name="T2">  </text:span><text:span text:style-name="T3">localStorage</text:span><text:span text:style-name="T2">.</text:span><text:span text:style-name="T5">setItem</text:span><text:span text:style-name="T2">(</text:span><text:span text:style-name="T6">"notes"</text:span><text:span text:style-name="T2">, </text:span><text:span text:style-name="T3">notesAsText</text:span><text:span text:style-name="T2">);</text:span></text:p>
      <text:p text:style-name="P2"><text:span text:style-name="T2">  </text:span><text:span text:style-name="T1">let</text:span><text:span text:style-name="T2"> </text:span><text:span text:style-name="T3">titlesAsText</text:span><text:span text:style-name="T2"> </text:span><text:span text:style-name="T4">=</text:span><text:span text:style-name="T2"> </text:span><text:span text:style-name="T3">JSON</text:span><text:span text:style-name="T2">.</text:span><text:span text:style-name="T5">stringify</text:span><text:span text:style-name="T2">(</text:span><text:span text:style-name="T3">titles</text:span><text:span text:style-name="T2">);</text:span></text:p>
      <text:p text:style-name="P2"><text:span text:style-name="T2">  </text:span><text:span text:style-name="T3">localStorage</text:span><text:span text:style-name="T2">.</text:span><text:span text:style-name="T5">setItem</text:span><text:span text:style-name="T2">(</text:span><text:span text:style-name="T6">"titles"</text:span><text:span text:style-name="T2">, </text:span><text:span text:style-name="T3">titlesAsText</text:span><text:span text:style-name="T2">);</text:span></text:p>
      <text:p text:style-name="P3">}</text:p>
      <text:p text:style-name="Standard"/>
      <text:p text:style-name="P2"><text:span text:style-name="T1">function</text:span><text:span text:style-name="T2"> </text:span><text:span text:style-name="T5">renderCards</text:span><text:span text:style-name="T2">() {</text:span></text:p>
      <text:p text:style-name="P2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=</text:span><text:span text:style-name="T2"> </text:span><text:span text:style-name="T6">""</text:span><text:span text:style-name="T2">;</text:span></text:p>
      <text:p text:style-name="Standard"/>
      <text:p text:style-name="P2"><text:span text:style-name="T2">  </text:span><text:span text:style-name="T7">for</text:span><text:span text:style-name="T2"> (</text:span><text:span text:style-name="T1">let</text:span><text:span text:style-name="T2"> </text:span><text:span text:style-name="T3">i</text:span><text:span text:style-name="T2"> </text:span><text:span text:style-name="T4">=</text:span><text:span text:style-name="T2"> </text:span><text:span text:style-name="T8">0</text:span><text:span text:style-name="T2">; </text:span><text:span text:style-name="T3">i</text:span><text:span text:style-name="T2"> </text:span><text:span text:style-name="T4">&lt;</text:span><text:span text:style-name="T2"> </text:span><text:span text:style-name="T3">titles</text:span><text:span text:style-name="T2">.</text:span><text:span text:style-name="T3">length</text:span><text:span text:style-name="T2">; </text:span><text:span text:style-name="T3">i</text:span><text:span text:style-name="T4">++</text:span><text:span text:style-name="T2">) {</text:span></text:p>
      <text:p text:style-name="P2"><text:span text:style-name="T2">    </text:span><text:span text:style-name="T3">document</text:span><text:span text:style-name="T2">.</text:span><text:span text:style-name="T5">getElementById</text:span><text:span text:style-name="T2">(</text:span><text:span text:style-name="T6">"notesContainer"</text:span><text:span text:style-name="T2">).</text:span><text:span text:style-name="T3">innerHTML</text:span><text:span text:style-name="T2"> </text:span><text:span text:style-name="T4">+=</text:span><text:span text:style-name="T2"> </text:span><text:span text:style-name="T6">` &lt;div</text:span></text:p>
      <text:p text:style-name="P4">    id="noteCard"</text:p>
      <text:p text:style-name="P4">    class="note_card"</text:p>
      <text:p text:style-name="P4">  &gt;</text:p>
      <text:p text:style-name="P2"><text:span text:style-name="T6">    &lt;h2 id="inputTitle"&gt;</text:span><text:span text:style-name="T1">${</text:span><text:span text:style-name="T3">titles</text:span><text:span text:style-name="T4">[</text:span><text:span text:style-name="T3">i</text:span><text:span text:style-name="T4">]</text:span><text:span text:style-name="T1">}</text:span><text:span text:style-name="T6">&lt;/h2&gt;</text:span></text:p>
      <text:p text:style-name="P2"><text:span text:style-name="T6">    &lt;p id="inputNote"&gt;</text:span><text:span text:style-name="T1">${</text:span><text:span text:style-name="T3">notes</text:span><text:span text:style-name="T4">[</text:span><text:span text:style-name="T3">i</text:span><text:span text:style-name="T4">]</text:span><text:span text:style-name="T1">}</text:span><text:span text:style-name="T6">&lt;/p&gt;</text:span></text:p>
      <text:p text:style-name="P2"><text:span text:style-name="T6">    &lt;button type="button" onclick="deleteCard(</text:span><text:span text:style-name="T1">${</text:span><text:span text:style-name="T3">i</text:span><text:span text:style-name="T1">}</text:span><text:span text:style-name="T6">)"&gt;Löschen&lt;/button&gt;</text:span></text:p>
      <text:p text:style-name="P2"><text:span text:style-name="T6">  &lt;/div&gt;`</text:span><text:span text:style-name="T2">;</text:span></text:p>
      <text:p text:style-name="P3">  }</text:p>
      <text:p text:style-name="Standard"><text:soft-page-break/></text:p>
      <text:p text:style-name="P2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inputTitle"</text:span><text:span text:style-name="T2">).</text:span><text:span text:style-name="T3">value</text:span><text:span text:style-name="T2"> </text:span><text:span text:style-name="T4">=</text:span><text:span text:style-name="T2"> </text:span><text:span text:style-name="T6">``</text:span><text:span text:style-name="T2">;</text:span></text:p>
      <text:p text:style-name="Standard"/>
      <text:p text:style-name="P2"><text:span text:style-name="T2">  </text:span><text:span text:style-name="T3">document</text:span><text:span text:style-name="T2">.</text:span><text:span text:style-name="T5">getElementById</text:span><text:span text:style-name="T2">(</text:span><text:span text:style-name="T6">"inputNote"</text:span><text:span text:style-name="T2">).</text:span><text:span text:style-name="T3">value</text:span><text:span text:style-name="T2"> </text:span><text:span text:style-name="T4">=</text:span><text:span text:style-name="T2"> </text:span><text:span text:style-name="T6">``</text:span><text:span text:style-name="T2">;</text:span></text:p>
      <text:p text:style-name="P3">}</text:p>
      <text:p text:style-name="Standard"/>
      <text:p text:style-name="P1">// function addToArrayCards() {</text:p>
      <text:p text:style-name="P1">//   let card = document.getElementById("notesContainer").value;</text:p>
      <text:p text:style-name="P1">//   cards.push(card);</text:p>
      <text:p text:style-name="P1">// }</text:p>
      <text:p text:style-name="Standard"/>
      <text:p text:style-name="P2"><text:span text:style-name="T1">function</text:span><text:span text:style-name="T2"> </text:span><text:span text:style-name="T5">deleteCard</text:span><text:span text:style-name="T2">(</text:span><text:span text:style-name="T3">i</text:span><text:span text:style-name="T2">) {</text:span></text:p>
      <text:p text:style-name="P2"><text:span text:style-name="T2">  </text:span><text:span text:style-name="T3">titles</text:span><text:span text:style-name="T2">.</text:span><text:span text:style-name="T5">splice</text:span><text:span text:style-name="T2">([</text:span><text:span text:style-name="T3">i</text:span><text:span text:style-name="T2">], [</text:span><text:span text:style-name="T8">1</text:span><text:span text:style-name="T2">]);</text:span></text:p>
      <text:p text:style-name="P2"><text:span text:style-name="T2">  </text:span><text:span text:style-name="T3">notes</text:span><text:span text:style-name="T2">.</text:span><text:span text:style-name="T5">splice</text:span><text:span text:style-name="T2">([</text:span><text:span text:style-name="T3">i</text:span><text:span text:style-name="T2">], [</text:span><text:span text:style-name="T8">1</text:span><text:span text:style-name="T2">]);</text:span></text:p>
      <text:p text:style-name="P2"><text:span text:style-name="T2">  </text:span><text:span text:style-name="T9">// cards.splice([i], [1]);</text:span></text:p>
      <text:p text:style-name="P2"><text:span text:style-name="T2">  </text:span><text:span text:style-name="T5">renderCards</text:span><text:span text:style-name="T2">();</text:span></text:p>
      <text:p text:style-name="P2"><text:span text:style-name="T2">  </text:span><text:span text:style-name="T5">save</text:span><text:span text:style-name="T2">();</text:span></text:p>
      <text:p text:style-name="P3">}</text:p>
      <text:p text:style-name="Standard"/>
      <text:p text:style-name="Standard"/>
      <text:p text:style-name="Standard">Und mein Delete-button (img von einem Mülleimer) funktioniert nicht mehr, weil eine onclick-Funktion auf dem ganzen Notizzettel liegt. Wie könnte ich die ganze Karte, außer den kleinen Bereich des images ansprechen?</text:p>
      <text:p text:style-name="Standard"/>
      <text:p text:style-name="P4">makeTrashButtonWork(event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8:30:59.213000000</meta:creation-date>
    <dc:date>2024-02-26T17:20:41.499000000</dc:date>
    <meta:editing-duration>PT8H49M42S</meta:editing-duration>
    <meta:editing-cycles>1</meta:editing-cycles>
    <meta:document-statistic meta:table-count="0" meta:image-count="0" meta:object-count="0" meta:page-count="2" meta:paragraph-count="60" meta:word-count="188" meta:character-count="1821" meta:non-whitespace-character-count="1604"/>
    <meta:generator>LibreOffice/7.6.4.1$Windows_X86_64 LibreOffice_project/e19e193f88cd6c0525a17fb7a176ed8e6a3e2aa1</meta:generator>
  </office:meta>
</office:document-meta>
</file>